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size-asian="10.5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有德者，必有言；有言者，不必有德。–孔子People with virtue must speak out; People who speak are not all virtuous. <text:span text:style-name="T1">– Confuci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9" style:layout-grid-base-height="0.3457in" style:layout-grid-ruby-height="0.139in" style:layout-grid-mode="both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édric Bosdonnat</meta:initial-creator>
    <meta:creation-date>2010-04-26T17:04:33</meta:creation-date>
    <dc:date>2010-04-29T14:54:28</dc:date>
    <dc:creator>Cédric Bosdonnat</dc:creator>
    <meta:editing-duration>PT00H04M15S</meta:editing-duration>
    <meta:editing-cycles>2</meta:editing-cycles>
    <meta:generator>OpenOffice.org/3.1$Unix OpenOffice.org_project/310m21$Build-9319</meta:generator>
    <meta:document-statistic meta:table-count="0" meta:image-count="0" meta:object-count="0" meta:page-count="1" meta:paragraph-count="1" meta:word-count="24" meta:character-count="105"/>
  </office:meta>
</office:document-meta>
</file>